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cm"/>
    </style:style>
    <style:style style:name="gr2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0cm" fo:min-width="2.547cm"/>
    </style:style>
    <style:style style:name="gr3" style:family="graphic" style:parent-style-name="standard">
      <style:graphic-properties draw:stroke="dash" draw:stroke-dash="Ultrafine_20_Dashed" svg:stroke-color="#000000" draw:fill="none" draw:fill-color="#ffffff" draw:textarea-horizontal-align="center" draw:textarea-vertical-align="middle" draw:auto-grow-height="true" draw:auto-grow-width="false" fo:min-height="0cm" fo:min-width="2.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T1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9cm" svg:height="3.25cm" svg:x="3.135cm" svg:y="14.635cm">
          <draw:text-box>
            <text:p text:style-name="P1"/>
          </draw:text-box>
        </draw:frame>
        <draw:frame draw:style-name="gr2" draw:text-style-name="P2" draw:layer="layout" svg:width="3.047cm" svg:height="1.038cm" svg:x="24.788cm" svg:y="10.473cm">
          <draw:text-box>
            <text:p text:style-name="P2">dist-src</text:p>
          </draw:text-box>
        </draw:frame>
        <draw:frame draw:style-name="gr2" draw:text-style-name="P2" draw:id="id4" draw:layer="layout" svg:width="3.047cm" svg:height="1.038cm" svg:x="24.788cm" svg:y="8.973cm">
          <draw:text-box>
            <text:p text:style-name="P2">dist-tgz</text:p>
          </draw:text-box>
        </draw:frame>
        <draw:frame draw:style-name="gr2" draw:text-style-name="P2" draw:id="id7" draw:layer="layout" svg:width="3.047cm" svg:height="1.038cm" svg:x="24.788cm" svg:y="7.473cm">
          <draw:text-box>
            <text:p text:style-name="P2">dist-rpm</text:p>
          </draw:text-box>
        </draw:frame>
        <draw:frame draw:style-name="gr3" draw:text-style-name="P2" draw:layer="layout" svg:width="3cm" svg:height="1.038cm" svg:x="24.835cm" svg:y="5.935cm">
          <draw:text-box>
            <text:p text:style-name="P2">dist-exe</text:p>
          </draw:text-box>
        </draw:frame>
        <draw:frame draw:style-name="gr2" draw:text-style-name="P2" draw:id="id2" draw:layer="layout" svg:width="4.547cm" svg:height="1.038cm" svg:x="17.641cm" svg:y="8.973cm">
          <draw:text-box>
            <text:p text:style-name="P2">install-linux</text:p>
          </draw:text-box>
        </draw:frame>
        <draw:frame draw:style-name="gr2" draw:text-style-name="P2" draw:id="id3" draw:layer="layout" svg:width="3cm" svg:height="1.038cm" svg:x="12.688cm" svg:y="8.973cm">
          <draw:text-box>
            <text:p text:style-name="P2">jars</text:p>
          </draw:text-box>
        </draw:frame>
        <draw:frame draw:style-name="gr2" draw:text-style-name="P2" draw:id="id1" draw:layer="layout" svg:width="4.5cm" svg:height="1.038cm" svg:x="6.288cm" svg:y="11.373cm">
          <draw:text-box>
            <text:p text:style-name="P2">compile-doc</text:p>
          </draw:text-box>
        </draw:frame>
        <draw:connector draw:style-name="gr4" draw:text-style-name="P3" draw:layer="layout" draw:type="lines" svg:x1="10.788cm" svg:y1="11.892cm" svg:x2="17.641cm" svg:y2="9.492cm" draw:start-shape="id1" draw:start-glue-point="1" draw:end-shape="id2" draw:end-glue-point="3">
          <text:p text:style-name="P1"/>
        </draw:connector>
        <draw:connector draw:style-name="gr4" draw:text-style-name="P3" draw:layer="layout" draw:type="lines" svg:x1="15.688cm" svg:y1="9.492cm" svg:x2="17.641cm" svg:y2="9.492cm" draw:start-shape="id3" draw:start-glue-point="1" draw:end-shape="id2" draw:end-glue-point="3">
          <text:p text:style-name="P1"/>
        </draw:connector>
        <draw:connector draw:style-name="gr5" draw:text-style-name="P3" draw:layer="layout" draw:type="lines" svg:x1="22.188cm" svg:y1="9.492cm" svg:x2="24.788cm" svg:y2="9.492cm" draw:start-shape="id2" draw:start-glue-point="1" draw:end-shape="id4" draw:end-glue-point="3">
          <text:p text:style-name="P1"/>
        </draw:connector>
        <draw:frame draw:style-name="gr2" draw:text-style-name="P2" draw:id="id6" draw:layer="layout" svg:width="4.5cm" svg:height="1.038cm" svg:x="6.288cm" svg:y="8.973cm">
          <draw:text-box>
            <text:p text:style-name="P2">compile</text:p>
          </draw:text-box>
        </draw:frame>
        <draw:frame draw:style-name="gr2" draw:text-style-name="P2" draw:id="id5" draw:layer="layout" svg:width="4.5cm" svg:height="1.038cm" svg:x="1.288cm" svg:y="6.011cm">
          <draw:text-box>
            <text:p text:style-name="P2">prepare</text:p>
          </draw:text-box>
        </draw:frame>
        <draw:connector draw:style-name="gr4" draw:text-style-name="P3" draw:layer="layout" draw:type="lines" svg:x1="5.788cm" svg:y1="6.53cm" svg:x2="12.688cm" svg:y2="9.492cm" draw:start-shape="id5" draw:start-glue-point="1" draw:end-shape="id3" draw:end-glue-point="3">
          <text:p text:style-name="P1"/>
        </draw:connector>
        <draw:connector draw:style-name="gr4" draw:text-style-name="P3" draw:layer="layout" draw:type="lines" svg:x1="10.788cm" svg:y1="9.492cm" svg:x2="12.688cm" svg:y2="9.492cm" draw:start-shape="id6" draw:start-glue-point="1" draw:end-shape="id3" draw:end-glue-point="3">
          <text:p text:style-name="P1"/>
        </draw:connector>
        <draw:connector draw:style-name="gr5" draw:text-style-name="P3" draw:layer="layout" draw:type="lines" svg:x1="22.188cm" svg:y1="9.492cm" svg:x2="24.788cm" svg:y2="7.992cm" draw:start-shape="id2" draw:start-glue-point="1" draw:end-shape="id7" draw:end-glue-point="3">
          <text:p text:style-name="P1"/>
        </draw:connector>
        <draw:frame draw:style-name="gr6" draw:text-style-name="P4" draw:layer="layout" svg:width="11.466cm" svg:height="1.301cm" svg:x="8.635cm" svg:y="1.334cm">
          <draw:text-box>
            <text:p text:style-name="P1"><text:span text:style-name="T1">FreeGuide Ant Target Lay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0.9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Andy Balaam</meta:initial-creator>
    <meta:creation-date>2006-05-16T10:07:02</meta:creation-date>
    <dc:creator>Andy Balaam</dc:creator>
    <dc:date>2006-05-16T10:21:50</dc:date>
    <dc:language>en-GB</dc:language>
    <meta:editing-cycles>2</meta:editing-cycles>
    <meta:editing-duration>PT14M55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